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006cm" fo:min-width="0.168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cm" fo:min-width="0.912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draw:fill-color="#ffffff" draw:auto-grow-height="true" draw:auto-grow-width="false" fo:max-height="0cm" fo:min-height="1.042cm"/>
      <style:paragraph-properties style:writing-mode="lr-tb"/>
    </style:style>
    <style:style style:name="gr31" style:family="graphic" style:parent-style-name="objectwithoutfill">
      <style:graphic-properties svg:stroke-color="#000000" draw:fill="none" draw:fill-color="#000000" draw:textarea-vertical-align="middle"/>
    </style:style>
    <style:style style:name="gr3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95cm" svg:y1="11.034cm" svg:x2="16.756cm" svg:y2="11.02cm">
            <text:p/>
          </draw:line>
          <draw:line draw:style-name="gr2" draw:text-style-name="P3" draw:layer="layout" svg:x1="15.972cm" svg:y1="11.969cm" svg:x2="15.976cm" svg:y2="11.022cm">
            <text:p/>
          </draw:line>
          <draw:line draw:style-name="gr2" draw:text-style-name="P3" draw:layer="layout" svg:x1="15.958cm" svg:y1="10.345cm" svg:x2="15.9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18cm" draw:transform="skewX (-0.0106465084371655) rotate (-0.733038285837619) translate (13.155cm 7.4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5cm" draw:transform="skewX (-0.0108210413623647) rotate (-2.31605191739648) translate (12.027cm 8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1539.94169096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3cm" draw:transform="skewX (-0.0108210413623648) rotate (-0.733038285837619) translate (11.083cm 5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81cm 6.36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8cm" draw:transform="rotate (0.829205927622506) translate (13.211cm 6.8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5.972cm" svg:y1="11.969cm" svg:x2="15.989cm" svg:y2="14.185cm" draw:start-shape="id12" svg:d="M15972 11969l17 2216" svg:viewBox="0 0 18 2217">
          <text:p/>
        </draw:connector>
        <draw:connector draw:style-name="gr4" draw:text-style-name="P3" draw:layer="layout" draw:type="line" svg:x1="15.989cm" svg:y1="7.193cm" svg:x2="15.972cm" svg:y2="9.398cm" draw:end-shape="id12" draw:end-glue-point="0" svg:d="M15989 7193l-17 2205" svg:viewBox="0 0 18 2206">
          <text:p/>
        </draw:connector>
        <draw:connector draw:style-name="gr4" draw:text-style-name="P3" draw:layer="layout" draw:type="line" svg:x1="18.527cm" svg:y1="7.221cm" svg:x2="18.569cm" svg:y2="14.185cm" svg:d="M18527 7221l42 6964" svg:viewBox="0 0 43 6965">
          <text:p/>
        </draw:connector>
        <draw:custom-shape draw:style-name="gr11" draw:text-style-name="P6" draw:layer="layout" svg:width="2.07cm" svg:height="0.682cm" draw:transform="rotate (1.5707963267949) translate (18.1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19.458cm 6.88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2.27cm" svg:y1="7.221cm" svg:x2="22.297cm" svg:y2="14.198cm" svg:d="M22270 7221l27 6977" svg:viewBox="0 0 28 6978">
          <text:p/>
        </draw:connector>
        <draw:custom-shape draw:style-name="gr13" draw:text-style-name="P5" draw:layer="layout" svg:width="1.337cm" svg:height="0.766cm" draw:transform="skewX (-0.00122173047639603) rotate (0.0122173047639603) translate (21.592cm 7.9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7cm" draw:transform="skewX (-0.0219911485751285) rotate (0.0122173047639603) translate (21.575cm 8.7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4" draw:text-style-name="P5" draw:layer="layout" svg:width="1.336cm" svg:height="0.765cm" draw:transform="skewX (-0.00122173047639603) rotate (0.0122173047639603) translate (21.624cm 9.32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skewX (-0.0111701072127637) rotate (0.0122173047639603) translate (21.598cm 10.07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1.631cm 13.1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skewX (-0.0109955742875643) rotate (0.0122173047639603) translate (21.607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1.621cm 11.964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1.412cm" svg:height="0.021cm" draw:transform="skewX (-0.0109955742875643) rotate (0.0122173047639603) translate (21.5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748cm" svg:y1="15.352cm" svg:x2="6.254cm" svg:y2="15.327cm">
            <text:p/>
          </draw:line>
          <draw:line draw:style-name="gr2" draw:text-style-name="P3" draw:layer="layout" svg:x1="4.747cm" svg:y1="15.347cm" svg:x2="6.253cm" svg:y2="15.322cm">
            <text:p/>
          </draw:line>
          <draw:line draw:style-name="gr2" draw:text-style-name="P3" draw:layer="layout" svg:x1="5.846cm" svg:y1="15.517cm" svg:x2="5.098cm" svg:y2="15.533cm">
            <text:p/>
          </draw:line>
          <draw:line draw:style-name="gr2" draw:text-style-name="P3" draw:layer="layout" svg:x1="5.648cm" svg:y1="15.685cm" svg:x2="5.289cm" svg:y2="15.693cm">
            <text:p/>
          </draw:line>
          <draw:line draw:style-name="gr2" draw:text-style-name="P3" draw:layer="layout" svg:x1="5.481cm" svg:y1="15.323cm" svg:x2="5.467cm" svg:y2="14.903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672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5.9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03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8.8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65cm" svg:y="10.753cm">
          <draw:text-box>
            <text:p text:style-name="P9"><text:span text:style-name="T3">V</text:span><text:span text:style-name="T4">r</text:span></text:p>
          </draw:text-box>
        </draw:frame>
        <draw:frame draw:style-name="gr19" draw:text-style-name="P11" draw:layer="layout" svg:width="2.581cm" svg:height="1.825cm" svg:x="8.193cm" svg:y="10.731cm">
          <draw:text-box>
            <text:p><text:span text:style-name="T3"><text:s/></text:span><text:span text:style-name="T3">=</text:span>V<text:span text:style-name="T2">1</text:span>/n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2.1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502cm" svg:height="1.092cm" svg:x="14.28cm" svg:y="6.186cm">
          <draw:text-box>
            <text:p text:style-name="P9">4</text:p>
          </draw:text-box>
        </draw:frame>
        <draw:frame draw:style-name="gr20" draw:text-style-name="P10" draw:layer="layout" svg:width="1.502cm" svg:height="1.092cm" svg:x="22.16cm" svg:y="6.266cm">
          <draw:text-box>
            <text:p text:style-name="P9">5</text:p>
          </draw:text-box>
        </draw:frame>
        <draw:frame draw:style-name="gr20" draw:text-style-name="P10" draw:layer="layout" svg:width="1.502cm" svg:height="1.092cm" svg:x="6.971cm" svg:y="3.963cm">
          <draw:text-box>
            <text:p text:style-name="P9">2</text:p>
          </draw:text-box>
        </draw:frame>
        <draw:frame draw:style-name="gr20" draw:text-style-name="P10" draw:layer="layout" svg:width="1.502cm" svg:height="1.092cm" svg:x="6.954cm" svg:y="14.5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1.5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1.483cm" svg:y="10.855cm">
          <draw:text-box>
            <text:p text:style-name="P9"><text:span text:style-name="T5">x22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xml:id="id14" draw:id="id14" draw:layer="layout" svg:x1="5.46cm" svg:y1="8.342cm" svg:x2="5.457cm" svg:y2="4.878cm" draw:start-shape="id13" draw:start-glue-point="4" svg:d="M5460 8342v-1982h-3v-1482" svg:viewBox="0 0 4 3465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363cm" svg:y="10.834cm">
          <draw:text-box>
            <text:p text:style-name="P9"><text:span text:style-name="T3">V</text:span><text:span text:style-name="T4">1</text:span></text:p>
          </draw:text-box>
        </draw:frame>
        <draw:line draw:style-name="gr24" draw:text-style-name="P13" draw:layer="layout" svg:x1="5.453cm" svg:y1="9.083cm" svg:x2="5.453cm" svg:y2="10.074cm">
          <text:p/>
        </draw:line>
        <draw:frame draw:style-name="gr25" draw:text-style-name="P10" draw:layer="layout" svg:width="2.371cm" svg:height="1.362cm" svg:x="4.657cm" svg:y="13.99cm">
          <draw:text-box>
            <text:p text:style-name="P9"><text:span text:style-name="T3">0</text:span></text:p>
          </draw:text-box>
        </draw:frame>
        <draw:frame draw:style-name="gr25" draw:text-style-name="P10" draw:layer="layout" svg:width="2.371cm" svg:height="1.362cm" svg:x="5.033cm" svg:y="3.827cm">
          <draw:text-box>
            <text:p text:style-name="P9"><text:span text:style-name="T3">1</text:span></text:p>
          </draw:text-box>
        </draw:frame>
        <draw:connector draw:style-name="gr26" draw:text-style-name="P14" xml:id="id15" draw:id="id15" draw:layer="layout" draw:type="line" svg:x1="5.457cm" svg:y1="4.878cm" svg:x2="0.861cm" svg:y2="4.859cm" draw:start-shape="id14" draw:start-glue-point="3" svg:d="M5457 4878l-4596-19" svg:viewBox="0 0 4597 20">
          <text:p/>
        </draw:connector>
        <draw:connector draw:style-name="gr26" draw:text-style-name="P14" xml:id="id16" draw:id="id16" draw:layer="layout" draw:type="line" svg:x1="0.861cm" svg:y1="4.859cm" svg:x2="0.888cm" svg:y2="14.903cm" draw:start-shape="id15" draw:start-glue-point="3" svg:d="M861 4859l27 10044" svg:viewBox="0 0 28 10045">
          <text:p/>
        </draw:connector>
        <draw:connector draw:style-name="gr26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7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739cm" svg:height="1.673cm" svg:x="0.249cm" svg:y="8.995cm">
          <draw:text-box>
            <text:p text:style-name="P9"><text:span text:style-name="T3">Vs</text:span></text:p>
            <text:p text:style-name="P9"><text:span text:style-name="T3"><text:s/></text:span><text:span text:style-name="T3">~</text:span></text:p>
          </draw:text-box>
        </draw:frame>
        <draw:g>
          <draw:line draw:style-name="gr2" draw:text-style-name="P3" draw:layer="layout" svg:x1="17.855cm" svg:y1="14.661cm" svg:x2="19.361cm" svg:y2="14.636cm">
            <text:p/>
          </draw:line>
          <draw:line draw:style-name="gr2" draw:text-style-name="P3" draw:layer="layout" svg:x1="17.854cm" svg:y1="14.656cm" svg:x2="19.36cm" svg:y2="14.631cm">
            <text:p/>
          </draw:line>
          <draw:line draw:style-name="gr2" draw:text-style-name="P3" draw:layer="layout" svg:x1="18.953cm" svg:y1="14.826cm" svg:x2="18.205cm" svg:y2="14.842cm">
            <text:p/>
          </draw:line>
          <draw:line draw:style-name="gr2" draw:text-style-name="P3" draw:layer="layout" svg:x1="18.755cm" svg:y1="14.994cm" svg:x2="18.396cm" svg:y2="15.002cm">
            <text:p/>
          </draw:line>
          <draw:line draw:style-name="gr2" draw:text-style-name="P3" draw:layer="layout" svg:x1="18.588cm" svg:y1="14.632cm" svg:x2="18.574cm" svg:y2="14.212cm">
            <text:p/>
          </draw:line>
        </draw:g>
        <draw:frame draw:style-name="gr29" draw:text-style-name="P10" draw:layer="layout" svg:width="2.371cm" svg:height="0.962cm" svg:x="17.688cm" svg:y="15.06cm">
          <draw:text-box>
            <text:p text:style-name="P9"><text:span text:style-name="T3">GN</text:span><text:span text:style-name="T3">D</text:span></text:p>
          </draw:text-box>
        </draw:frame>
        <draw:custom-shape draw:style-name="gr16" draw:text-style-name="P7" draw:layer="layout" svg:width="0.289cm" svg:height="0.318cm" svg:x="5.354cm" svg:y="4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1.908cm" svg:height="1.292cm" svg:x="23.592cm" svg:y="10.042cm">
          <draw:text-box>
            <text:p text:style-name="P9">V<text:span text:style-name="T2">OU</text:span><text:span text:style-name="T2">T</text:span></text:p>
          </draw:text-box>
        </draw:frame>
        <draw:line draw:style-name="gr31" draw:text-style-name="P16" draw:layer="layout" svg:x1="24.674cm" svg:y1="7.358cm" svg:x2="24.674cm" svg:y2="9.686cm">
          <text:p/>
        </draw:line>
        <draw:line draw:style-name="gr31" draw:text-style-name="P16" draw:layer="layout" svg:x1="24.775cm" svg:y1="11.334cm" svg:x2="24.774cm" svg:y2="14.062cm">
          <text:p/>
        </draw:line>
        <draw:frame draw:style-name="gr28" draw:text-style-name="P17" draw:layer="layout" svg:width="2.113cm" svg:height="1.673cm" svg:x="0.978cm" svg:y="8.095cm">
          <draw:text-box>
            <text:p>230V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7">07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7">07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1</meta:editing-cycles>
    <meta:creation-date>2014-07-21T10:31:21</meta:creation-date>
    <dc:date>2021-05-07T18:07:36.621516062</dc:date>
    <meta:editing-duration>P3DT12H45M19S</meta:editing-duration>
    <meta:generator>LibreOffice/6.4.6.2$Linux_X86_64 LibreOffice_project/40$Build-2</meta:generator>
    <meta:document-statistic meta:object-count="12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